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table:number-columns-repeated="2"/>
          <table:table-cell table:style-name="ce2" table:formula="of:=SUM([.B3:.F3])" office:value-type="float" office:value="22000">
            <text:p>22000</text:p>
          </table:table-cell>
          <table:table-cell table:formula="of:=SUM([.B28:.F28])" office:value-type="float" office:value="1118.68421052632">
            <text:p>1118.6842105263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745">
            <text:p>74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table:style-name="ce48" office:value-type="string">
            <text:p>Գայանե</text:p>
          </table:table-cell>
          <table:table-cell table:number-columns-repeated="2"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  <table:table-cell table:formula="of:=SUM([.G3])" office:value-type="float" office:value="22000">
            <text:p>220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:.F28])" office:value-type="float" office:value="1118.68421052632">
            <text:p>1118.6842105263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39900">
            <text:p>399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118.68421052632">
            <text:p>1118.6842105263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table:number-columns-repeated="3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Հասմիկ Դ․</text:p>
          </table:table-cell>
          <table:table-cell table:style-name="ce51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table:number-columns-repeated="3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 table:number-columns-repeated="5"/>
          <table:table-cell table:formula="of:=SUM([.C28:.F28])" office:value-type="float" office:value="745">
            <text:p>745</text:p>
          </table:table-cell>
          <table:table-cell table:style-name="ce31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28:.F28])" office:value-type="float" office:value="1118.68421052632">
            <text:p>1118.6842105263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])" office:value-type="float" office:value="395">
            <text:p>395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)" office:value-type="float" office:value="373.684210526316">
            <text:p>373.684210526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118.68421052632">
            <text:p>1118.684210526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723.684210526316">
            <text:p>723.6842105263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20" office:value-type="float" office:value="350">
            <text:p>350</text:p>
          </table:table-cell>
          <table:table-cell table:formula="of:=[.E3]/21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2000">
            <text:p>220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900">
            <text:p>9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4/06/2016</text:date>, <text:time>11:1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6T11:11:29</dc:date>
    <meta:editing-duration>P6DT30M47S</meta:editing-duration>
    <meta:editing-cycles>2193</meta:editing-cycles>
    <meta:generator>OpenOffice/4.1.1$Unix OpenOffice.org_project/411m6$Build-9775</meta:generator>
    <dc:creator>Hasmik Dabaghyan</dc:creator>
    <meta:document-statistic meta:table-count="13" meta:cell-count="5348" meta:object-count="0"/>
  </office:meta>
</office:document-meta>
</file>